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SerializationIssueTest.should_keep_executing_class_in_stacktrace_when_clean_flag_is_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itoSerializationIssueTest.should_filter_out_test_class_from_stacktrace_when_clean_flag_is_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